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91" style:parent-style-name="Graphics">
      <style:graphic-properties draw:fill="none" draw:stroke="none"/>
    </style:style>
    <style:style style:family="graphic" style:name="a400" style:parent-style-name="Graphics">
      <style:graphic-properties draw:fill="none" draw:stroke="non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 style:parent-style-name="Graphics">
      <style:graphic-properties draw:fill="none" draw:stroke="none"/>
    </style:style>
    <style:style style:family="graphic" style:name="a393" style:parent-style-name="Graphics">
      <style:graphic-properties draw:fill="none" draw:stroke="non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draw:stroke="non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draw:stroke="none"/>
    </style:style>
    <style:style style:family="graphic" style:name="a390" style:parent-style-name="Graphics">
      <style:graphic-properties draw:fill="none" draw:stroke="none"/>
    </style:style>
    <style:style style:family="graphic" style:name="a397" style:parent-style-name="Graphics">
      <style:graphic-properties draw:fill="none" draw:stroke="none"/>
    </style:style>
  </office:automatic-styles>
  <office:body>
    <office:presentation>
      <draw:page draw:name="Slide1" draw:style-name="a389" draw:master-page-name="Master1-Layout1-title-Diapositive-de-titre" presentation:presentation-page-layout-name="Master1-PPL1" draw:id="Slide-256">
        <draw:frame draw:id="id63" draw:style-name="a390" draw:name="Image 9" svg:x="6.77218in" svg:y="0.99295in" svg:width="6.44188in" svg:height="5.50229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91" draw:name="Image 11" svg:x="0.22478in" svg:y="0.9959in" svg:width="6.44189in" svg:height="5.4993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92" draw:master-page-name="Master1-Layout2-obj-Titre-et-contenu" presentation:presentation-page-layout-name="Master1-PPL2" draw:id="Slide-257">
        <draw:frame draw:id="id65" draw:style-name="a393" draw:name="Image 4" svg:x="0.21101in" svg:y="1.03096in" svg:width="6.22018in" svg:height="5.24916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94" draw:name="Image 6" svg:x="6.60245in" svg:y="1.13891in" svg:width="6.63281in" svg:height="5.0332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" draw:style-name="a395" draw:master-page-name="Master1-Layout2-obj-Titre-et-contenu" presentation:presentation-page-layout-name="Master1-PPL2" draw:id="Slide-258">
        <draw:frame draw:id="id67" draw:style-name="a396" draw:name="Image 4" svg:x="0in" svg:y="1.23153in" svg:width="6.28462in" svg:height="5.3281in" style:rel-width="scale" style:rel-height="scale">
          <draw:image xlink:href="media/image5.png" xlink:type="simple" xlink:show="embed" xlink:actuate="onLoad"/>
          <svg:title/>
          <svg:desc/>
        </draw:frame>
        <draw:frame draw:id="id68" draw:style-name="a397" draw:name="Image 6" svg:x="6.3359in" svg:y="1.67232in" svg:width="6.99744in" svg:height="4.4465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" draw:style-name="a398" draw:master-page-name="Master1-Layout2-obj-Titre-et-contenu" presentation:presentation-page-layout-name="Master1-PPL2" draw:id="Slide-259">
        <draw:frame draw:id="id69" draw:style-name="a399" draw:name="Image 6" svg:x="6.63427in" svg:y="1.40695in" svg:width="6.69906in" svg:height="4.21027in" style:rel-width="scale" style:rel-height="scale">
          <draw:image xlink:href="media/image7.png" xlink:type="simple" xlink:show="embed" xlink:actuate="onLoad"/>
          <svg:title/>
          <svg:desc/>
        </draw:frame>
        <draw:frame draw:id="id70" draw:style-name="a400" draw:name="Image 10" svg:x="0in" svg:y="0.5075in" svg:width="6.52312in" svg:height="6.00917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graphic" style:name="Graphics"/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chille Rostand</meta:initial-creator>
    <dc:creator>Achille Rostand</dc:creator>
    <meta:creation-date>2021-12-07T18:11:27Z</meta:creation-date>
    <dc:date>2021-12-07T18:11:58Z</dc:date>
    <meta:editing-cycles>1</meta:editing-cycles>
    <meta:editing-duration>PT30S</meta:editing-duration>
    <meta:document-statistic meta:paragraph-count="0" meta:word-count="0"/>
  </office:meta>
</office:document-meta>
</file>